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Consolas" svg:font-family="Consolas" style:font-family-generic="modern" style:font-pitch="fixed" svg:panose-1="2 11 6 9 2 2 4 3 2 4"/>
    <style:font-face style:name="var(--ff-mono)" svg:font-family="var(--ff-mono)" style:font-family-generic="roman"/>
    <style:font-face style:name="Segoe UI" svg:font-family="Segoe UI" style:font-family-generic="swiss" style:font-pitch="variable" svg:panose-1="2 11 5 2 4 2 4 2 2 3"/>
    <style:font-face style:name="monospace" svg:font-family="monospace" style:font-family-generic="system"/>
    <style:font-face style:name="Andale Sans UI" svg:font-family="Andale Sans UI" style:font-family-generic="system" style:font-pitch="variable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OC1" style:master-page-name="MP0" style:family="paragraph">
      <style:paragraph-properties fo:break-before="page"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3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4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5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6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7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8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9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0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1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1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3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4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5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6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7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8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9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20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1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2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3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24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25" style:parent-style-name="Hyperlink" style:family="text">
      <style:text-properties style:language-asian="zh" style:country-asian="CN"/>
    </style:style>
    <style:style style:name="P26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2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8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2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30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3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32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3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34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3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36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3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38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3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40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4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42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4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44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4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46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4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48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4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50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5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52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5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54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5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56" style:parent-style-name="Textbody" style:family="paragraph"/>
    <style:style style:name="P57" style:parent-style-name="Textbody" style:family="paragraph"/>
    <style:style style:name="T58" style:parent-style-name="DefaultParagraphFont" style:family="text">
      <style:text-properties style:language-asian="zh" style:country-asian="CN"/>
    </style:style>
    <style:style style:name="T59" style:parent-style-name="DefaultParagraphFont" style:family="text">
      <style:text-properties style:font-name="Consolas" fo:color="#111111"/>
    </style:style>
    <style:style style:name="T60" style:parent-style-name="amp-wp-dc22899" style:family="text">
      <style:text-properties style:font-name="Consolas" fo:color="#FF0000"/>
    </style:style>
    <style:style style:name="T61" style:parent-style-name="DefaultParagraphFont" style:family="text">
      <style:text-properties style:font-name="Consolas" fo:color="#111111"/>
    </style:style>
    <style:style style:name="T62" style:parent-style-name="amp-wp-4a030b2" style:family="text">
      <style:text-properties style:font-name="Consolas" fo:color="#993399"/>
    </style:style>
    <style:style style:name="T63" style:parent-style-name="DefaultParagraphFont" style:family="text">
      <style:text-properties style:font-name="Consolas" fo:color="#111111"/>
    </style:style>
    <style:style style:name="P64" style:parent-style-name="NormalWeb" style:family="paragraph">
      <style:paragraph-properties style:vertical-align="baseline" fo:margin-top="0in" fo:margin-bottom="0in" fo:background-color="#FFFFFF"/>
    </style:style>
    <style:style style:name="T65" style:parent-style-name="HTMLCode" style:family="text">
      <style:text-properties style:font-name="var(--ff-mono)" fo:color="#232629"/>
    </style:style>
    <style:style style:name="T66" style:parent-style-name="DefaultParagraphFont" style:family="text">
      <style:text-properties style:font-name="Segoe UI" style:font-name-complex="Segoe UI" fo:color="#232629" fo:font-size="11.5pt" style:font-size-asian="11.5pt" style:font-size-complex="11.5pt"/>
    </style:style>
    <style:style style:name="T67" style:parent-style-name="DefaultParagraphFont" style:family="text">
      <style:text-properties style:font-name="Segoe UI" style:font-name-complex="Segoe UI" fo:color="#232629" fo:font-size="11.5pt" style:font-size-asian="11.5pt" style:font-size-complex="11.5pt"/>
    </style:style>
    <style:style style:name="P68" style:parent-style-name="NormalWeb" style:family="paragraph">
      <style:paragraph-properties style:vertical-align="baseline" fo:margin-top="0in" fo:margin-bottom="0in" fo:background-color="#FFFFFF"/>
    </style:style>
    <style:style style:name="T69" style:parent-style-name="HTMLCode" style:family="text">
      <style:text-properties style:font-name="var(--ff-mono)" fo:color="#232629"/>
    </style:style>
    <style:style style:name="T70" style:parent-style-name="DefaultParagraphFont" style:family="text">
      <style:text-properties style:font-name="Segoe UI" style:font-name-complex="Segoe UI" fo:color="#232629" fo:font-size="11.5pt" style:font-size-asian="11.5pt" style:font-size-complex="11.5pt"/>
    </style:style>
    <style:style style:name="P71" style:parent-style-name="Normal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var(--ff-mono)" style:font-name-asian="Times New Roman" style:font-name-complex="Courier New" style:letter-kerning="false" fo:font-size="10pt" style:font-size-asian="10pt" style:font-size-complex="10pt" style:language-asian="zh" style:country-asian="CN" style:language-complex="ar" style:country-complex="SA" fo:hyphenate="true"/>
    </style:style>
    <style:style style:name="P72" style:parent-style-name="Normal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var(--ff-mono)" style:font-name-asian="Times New Roman" style:font-name-complex="Courier New" style:letter-kerning="false" fo:font-size="10pt" style:font-size-asian="10pt" style:font-size-complex="10pt" style:language-asian="zh" style:country-asian="CN" style:language-complex="ar" style:country-complex="SA" fo:hyphenate="true"/>
    </style:style>
    <style:style style:name="P73" style:parent-style-name="Normal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4" style:parent-style-name="DefaultParagraphFont" style:family="text">
      <style:text-properties style:font-name="var(--ff-mono)" style:font-name-asian="Times New Roman" style:font-name-complex="Courier New" style:letter-kerning="false" fo:font-size="10pt" style:font-size-asian="10pt" style:font-size-complex="10pt" style:language-asian="zh" style:country-asian="CN" style:language-complex="ar" style:country-complex="SA"/>
    </style:style>
    <style:style style:name="P75" style:parent-style-name="Textbody" style:family="paragraph">
      <style:text-properties style:font-name="monospace"/>
    </style:style>
    <style:style style:name="T76" style:parent-style-name="DefaultParagraphFont" style:family="text">
      <style:text-properties style:font-name="monospace" fo:color="#000000" fo:background-color="#FFFFFF"/>
    </style:style>
    <style:style style:name="T77" style:parent-style-name="DefaultParagraphFont" style:family="text">
      <style:text-properties style:font-name="monospace"/>
    </style:style>
    <style:style style:name="P78" style:parent-style-name="Textbody" style:family="paragraph"/>
    <style:style style:name="P79" style:parent-style-name="Textbody" style:family="paragraph"/>
    <style:style style:name="T80" style:parent-style-name="DefaultParagraphFont" style:family="text">
      <style:text-properties style:language-asian="zh" style:country-asian="CN"/>
    </style:style>
    <style:style style:name="T81" style:parent-style-name="DefaultParagraphFont" style:family="text">
      <style:text-properties style:font-name-asian="Andale Sans UI"/>
    </style:style>
    <style:style style:name="P82" style:parent-style-name="Textbody" style:family="paragraph">
      <style:text-properties style:font-name-asian="Andale Sans UI"/>
    </style:style>
    <style:style style:name="P83" style:parent-style-name="Textbody" style:family="paragraph">
      <style:text-properties style:font-name-asian="Andale Sans UI"/>
    </style:style>
    <style:style style:name="P84" style:parent-style-name="Textbody" style:family="paragraph">
      <style:text-properties style:font-name-asian="Andale Sans UI"/>
    </style:style>
  </office:automatic-styles>
  <office:body>
    <office:text text:use-soft-page-breaks="true"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"><text:a xlink:href="#_Toc90474100" office:target-frame-name="_top" xlink:show="replace"><text:span text:style-name="Hyperlink">1</text:span><text:span text:style-name="T2"><text:tab/></text:span><text:span text:style-name="Hyperlink">Basics</text:span><text:tab/>1</text:a></text:p>
          <text:p text:style-name="P3"><text:a xlink:href="#_Toc90474101" office:target-frame-name="_top" xlink:show="replace"><text:span text:style-name="Hyperlink">1.1</text:span><text:span text:style-name="T4"><text:tab/></text:span><text:span text:style-name="Hyperlink">Shortcuts</text:span><text:tab/>1</text:a></text:p>
          <text:p text:style-name="P5"><text:a xlink:href="#_Toc90474102" office:target-frame-name="_top" xlink:show="replace"><text:span text:style-name="Hyperlink">1.1.1</text:span><text:span text:style-name="T6"><text:tab/></text:span><text:span text:style-name="Hyperlink">selecting texts between the cursor and the beginning/end of the text entry.</text:span><text:tab/>1</text:a></text:p>
          <text:p text:style-name="P7"><text:a xlink:href="#_Toc90474103" office:target-frame-name="_top" xlink:show="replace"><text:span text:style-name="Hyperlink">2</text:span><text:span text:style-name="T8"><text:tab/></text:span><text:span text:style-name="Hyperlink">Editing read-only files</text:span><text:tab/>2</text:a></text:p>
          <text:p text:style-name="P9"><text:a xlink:href="#_Toc90474104" office:target-frame-name="_top" xlink:show="replace"><text:span text:style-name="Hyperlink">2.1.1</text:span><text:span text:style-name="T10"><text:tab/></text:span><text:span text:style-name="Hyperlink">Using kate</text:span><text:tab/>2</text:a></text:p>
          <text:p text:style-name="P11"><text:a xlink:href="#_Toc90474105" office:target-frame-name="_top" xlink:show="replace"><text:span text:style-name="Hyperlink">3</text:span><text:span text:style-name="T12"><text:tab/></text:span><text:span text:style-name="Hyperlink">Editors in Li</text:span><text:bookmark-start text:name="_Hlt90474127"/><text:bookmark-start text:name="_Hlt90474128"/><text:span text:style-name="Hyperlink">n</text:span><text:bookmark-end text:name="_Hlt90474127"/><text:bookmark-end text:name="_Hlt90474128"/><text:span text:style-name="Hyperlink">ux</text:span><text:tab/>2</text:a></text:p>
          <text:p text:style-name="P13"><text:a xlink:href="#_Toc90474106" office:target-frame-name="_top" xlink:show="replace"><text:span text:style-name="Hyperlink">3.1</text:span><text:span text:style-name="T14"><text:tab/></text:span><text:span text:style-name="Hyperlink">vim</text:span><text:tab/>2</text:a></text:p>
          <text:p text:style-name="P15"><text:a xlink:href="#_Toc90474107" office:target-frame-name="_top" xlink:show="replace"><text:span text:style-name="Hyperlink">3.2</text:span><text:span text:style-name="T16"><text:tab/></text:span><text:span text:style-name="Hyperlink">tail</text:span><text:tab/>2</text:a></text:p>
          <text:p text:style-name="P17"><text:a xlink:href="#_Toc90474108" office:target-frame-name="_top" xlink:show="replace"><text:span text:style-name="Hyperlink">3.3</text:span><text:span text:style-name="T18"><text:tab/></text:span><text:span text:style-name="Hyperlink">kwrite</text:span><text:tab/>2</text:a></text:p>
          <text:p text:style-name="P19"><text:a xlink:href="#_Toc90474109" office:target-frame-name="_top" xlink:show="replace"><text:span text:style-name="Hyperlink">3.4</text:span><text:span text:style-name="T20"><text:tab/></text:span><text:span text:style-name="Hyperlink">nedit</text:span><text:tab/>2</text:a></text:p>
          <text:p text:style-name="P21"><text:a xlink:href="#_Toc90474110" office:target-frame-name="_top" xlink:show="replace"><text:span text:style-name="Hyperlink">4</text:span><text:span text:style-name="T22"><text:tab/></text:span><text:span text:style-name="Hyperlink">Word</text:span><text:tab/>2</text:a></text:p>
          <text:p text:style-name="P23"><text:a xlink:href="#_Toc90474111" office:target-frame-name="_top" xlink:show="replace"><text:span text:style-name="Hyperlink">5</text:span><text:span text:style-name="T24"><text:tab/></text:span><text:span text:style-name="Hyperlink">L</text:span><text:span text:style-name="T25">ibre</text:span><text:span text:style-name="Hyperlink"><text:s/>office</text:span><text:tab/>3</text:a></text:p>
          <text:p text:style-name="P26"><text:a xlink:href="#_Toc90474112" office:target-frame-name="_top" xlink:show="replace"><text:span text:style-name="Hyperlink">5.1</text:span><text:span text:style-name="T27"><text:tab/></text:span><text:span text:style-name="Hyperlink">Shortcuts</text:span><text:tab/>3</text:a></text:p>
          <text:p text:style-name="P28"><text:a xlink:href="#_Toc90474113" office:target-frame-name="_top" xlink:show="replace"><text:span text:style-name="Hyperlink">5.1.1</text:span><text:span text:style-name="T29"><text:tab/></text:span><text:span text:style-name="Hyperlink">Close the current window, Oct. 25, 2018</text:span><text:tab/>3</text:a></text:p>
          <text:p text:style-name="P30"><text:a xlink:href="#_Toc90474114" office:target-frame-name="_top" xlink:show="replace"><text:span text:style-name="Hyperlink">5.1.2</text:span><text:span text:style-name="T31"><text:tab/></text:span><text:span text:style-name="Hyperlink">check the left sheet</text:span><text:tab/>3</text:a></text:p>
          <text:p text:style-name="P32"><text:a xlink:href="#_Toc90474115" office:target-frame-name="_top" xlink:show="replace"><text:span text:style-name="Hyperlink">5.1.3</text:span><text:span text:style-name="T33"><text:tab/></text:span><text:span text:style-name="Hyperlink">heading</text:span><text:tab/>3</text:a></text:p>
          <text:p text:style-name="P34"><text:a xlink:href="#_Toc90474116" office:target-frame-name="_top" xlink:show="replace"><text:span text:style-name="Hyperlink">5.2</text:span><text:span text:style-name="T35"><text:tab/></text:span><text:span text:style-name="Hyperlink">Librewriter</text:span><text:tab/>3</text:a></text:p>
          <text:p text:style-name="P36"><text:a xlink:href="#_Toc90474117" office:target-frame-name="_top" xlink:show="replace"><text:span text:style-name="Hyperlink">5.2.1</text:span><text:span text:style-name="T37"><text:tab/></text:span><text:span text:style-name="Hyperlink">How to type space in the math?</text:span><text:tab/>3</text:a></text:p>
          <text:p text:style-name="P38"><text:a xlink:href="#_Toc90474118" office:target-frame-name="_top" xlink:show="replace"><text:span text:style-name="Hyperlink">5.3</text:span><text:span text:style-name="T39"><text:tab/></text:span><text:span text:style-name="Hyperlink">Librecal</text:span><text:tab/>3</text:a></text:p>
          <text:p text:style-name="P40"><text:a xlink:href="#_Toc90474119" office:target-frame-name="_top" xlink:show="replace"><text:span text:style-name="Hyperlink">5.3.1</text:span><text:span text:style-name="T41"><text:tab/></text:span><text:span text:style-name="Hyperlink">Newline in a cell of Librecal</text:span><text:tab/>3</text:a></text:p>
          <text:p text:style-name="P42"><text:a xlink:href="#_Toc90474120" office:target-frame-name="_top" xlink:show="replace"><text:span text:style-name="Hyperlink">5.3.2</text:span><text:span text:style-name="T43"><text:tab/></text:span><text:span text:style-name="Hyperlink">save file into csv format, 4<text:s/></text:span><text:span text:style-name="Hyperlink">Sep, 2018</text:span><text:tab/>3</text:a></text:p>
          <text:p text:style-name="P44"><text:a xlink:href="#_Toc90474121" office:target-frame-name="_top" xlink:show="replace"><text:span text:style-name="Hyperlink">5.3.3</text:span><text:span text:style-name="T45"><text:tab/></text:span><text:span text:style-name="Hyperlink">edit .csv files, Dec. 20, 2018</text:span><text:tab/>3</text:a></text:p>
          <text:p text:style-name="P46"><text:a xlink:href="#_Toc90474122" office:target-frame-name="_top" xlink:show="replace"><text:span text:style-name="Hyperlink">5.3.4</text:span><text:span text:style-name="T47"><text:tab/></text:span><text:span text:style-name="Hyperlink">Copy text data to the Librecal</text:span><text:tab/>3</text:a></text:p>
          <text:p text:style-name="P48"><text:a xlink:href="#_Toc90474123" office:target-frame-name="_top" xlink:show="replace"><text:span text:style-name="Hyperlink">5.3.5</text:span><text:span text:style-name="T49"><text:tab/></text:span><text:span text:style-name="Hyperlink">Mathematical functions</text:span><text:tab/>3</text:a></text:p>
          <text:p text:style-name="P50"><text:a xlink:href="#_Toc90474124" office:target-frame-name="_top" xlink:show="replace"><text:span text:style-name="Hyperlink">5.3.6</text:span><text:span text:style-name="T51"><text:tab/></text:span><text:span text:style-name="Hyperlink">log b</text:span><text:span text:style-name="Hyperlink">ase 2</text:span><text:tab/>3</text:a></text:p>
          <text:p text:style-name="P52"><text:a xlink:href="#_Toc90474125" office:target-frame-name="_top" xlink:show="replace"><text:span text:style-name="Hyperlink">6</text:span><text:span text:style-name="T53"><text:tab/></text:span><text:span text:style-name="Hyperlink">Checking typos</text:span><text:tab/>4</text:a></text:p>
          <text:p text:style-name="P54"><text:a xlink:href="#_Toc90474126" office:target-frame-name="_top" xlink:show="replace"><text:span text:style-name="Hyperlink">6.1</text:span><text:span text:style-name="T55"><text:tab/></text:span><text:span text:style-name="Hyperlink">Correction according to the suggestion</text:span><text:tab/>4</text:a></text:p>
        </text:index-body>
      </text:table-of-content>
      <text:h text:style-name="Heading1" text:outline-level="1"><text:bookmark-start text:name="_Toc77934360"/><text:bookmark-start text:name="_Toc77934883"/><text:bookmark-start text:name="_Toc78896674"/><text:bookmark-start text:name="_Toc79551512"/><text:bookmark-start text:name="_Toc83552955"/><text:bookmark-start text:name="_Toc90474100"/><text:bookmark-end text:name="_Toc77934360"/>Basics<text:bookmark-end text:name="_Toc77934883"/><text:bookmark-end text:name="_Toc78896674"/><text:bookmark-end text:name="_Toc79551512"/><text:bookmark-end text:name="_Toc83552955"/><text:bookmark-end text:name="_Toc90474100"/></text:h>
      <text:h text:style-name="Heading2" text:outline-level="2"><text:bookmark-start text:name="__RefHeading___Toc30272_2070464257"/><text:bookmark-start text:name="_Toc77934362"/><text:bookmark-start text:name="_Toc77934884"/><text:bookmark-start text:name="_Toc78896675"/><text:bookmark-start text:name="_Toc79551513"/><text:bookmark-start text:name="_Toc83552956"/><text:bookmark-start text:name="_Toc90474101"/>Shortcuts<text:bookmark-end text:name="__RefHeading___Toc30272_2070464257"/><text:bookmark-end text:name="_Toc77934362"/><text:bookmark-end text:name="_Toc77934884"/><text:bookmark-end text:name="_Toc78896675"/><text:bookmark-end text:name="_Toc79551513"/><text:bookmark-end text:name="_Toc83552956"/><text:bookmark-end text:name="_Toc90474101"/></text:h>
      <text:h text:style-name="Heading3" text:outline-level="3"><text:bookmark-start text:name="_Toc77934364"/><text:bookmark-start text:name="_Toc77934885"/><text:bookmark-start text:name="_Toc78896676"/><text:bookmark-start text:name="_Toc79551514"/><text:bookmark-start text:name="_Toc83552957"/><text:bookmark-start text:name="_Toc90474102"/>selecting texts between the cursor and the beginning/end of the text entry.<text:bookmark-end text:name="_Toc77934364"/><text:bookmark-end text:name="_Toc77934885"/><text:bookmark-end text:name="_Toc78896676"/><text:bookmark-end text:name="_Toc79551514"/><text:bookmark-end text:name="_Toc83552957"/><text:bookmark-end text:name="_Toc90474102"/></text:h>
      <text:p text:style-name="Textbody">Shift + home/end</text:p>
      <text:p text:style-name="Textbody"><text:a xlink:href="https://www.howtogeek.com/115664/42-text-editing-keyboard-shortcuts-that-work-almost-everywhere/" office:target-frame-name="_top" xlink:show="replace">https://www.howtogeek.com/115664/42-text-editing-keyboard-shortcuts-that-work-almost-everywhere/</text:a></text:p>
      <text:p text:style-name="Textbody"/>
      <text:h text:style-name="Heading1" text:outline-level="1"><text:bookmark-start text:name="_Toc83552958"/><text:bookmark-start text:name="_Toc90474103"/><text:soft-page-break/>Editing read-only files<text:bookmark-end text:name="_Toc83552958"/><text:bookmark-end text:name="_Toc90474103"/></text:h>
      <text:h text:style-name="Heading3" text:outline-level="3"><text:bookmark-start text:name="_Toc77934742"/><text:bookmark-start text:name="_Toc77934888"/><text:bookmark-start text:name="_Toc78896679"/><text:bookmark-start text:name="_Toc79551516"/><text:bookmark-start text:name="_Toc83552959"/><text:bookmark-start text:name="_Toc90474104"/>Using kate<text:bookmark-end text:name="_Toc77934742"/><text:bookmark-end text:name="_Toc77934888"/><text:bookmark-end text:name="_Toc78896679"/><text:bookmark-end text:name="_Toc79551516"/><text:bookmark-end text:name="_Toc83552959"/><text:bookmark-end text:name="_Toc90474104"/></text:h>
      <text:p text:style-name="Normal">SUDO_EDITOR=kate sudoedit solver.py</text:p>
      <text:p text:style-name="Textbody"><text:a xlink:href="https://askubuntu.com/questions/562310/how-to-edit-read-only-file-in-etc" office:target-frame-name="_top" xlink:show="replace"><text:span text:style-name="Hyperlink">https://askubuntu.com/questions/562310/how-to-edit-read-only-file-in-etc</text:span></text:a></text:p>
      <text:p text:style-name="Textbody"/>
      <text:p text:style-name="Textbody">Note that, to using kate for editing as usual, we need to execute xming and run export DISPLAY=:0 beforehand.</text:p>
      <text:p text:style-name="Textbody"/>
      <text:p text:style-name="Textbody">Alternatives:</text:p>
      <text:list text:style-name="LFO15" text:continue-numbering="true">
        <text:list-item>
          <text:p text:style-name="P56">EDITOR=kate sudoedit /path/to/file.log</text:p>
        </text:list-item>
      </text:list>
      <text:p text:style-name="Textbody"><text:a xlink:href="https://www.reddit.com/r/kde/comments/6rp66q/so_what_is_the_way_to_go_about_opening_root_files/" office:target-frame-name="_top" xlink:show="replace"><text:span text:style-name="Hyperlink">https://www.reddit.com/r/kde/comments/6rp66q/so_what_is_the_way_to_go_about_opening_root_files/</text:span></text:a></text:p>
      <text:list text:style-name="LFO15" text:continue-numbering="true">
        <text:list-item>
          <text:p text:style-name="P57">sudo chown -R wsl_jie /usr/share/dolfin/demo-python/documented/poisson</text:p>
        </text:list-item>
      </text:list>
      <text:p text:style-name="Textbody">// short note</text:p>
      <text:p text:style-name="Textbody"/>
      <text:h text:style-name="Heading1" text:outline-level="1">B<text:span text:style-name="T58">ash</text:span></text:h>
      <text:h text:style-name="Heading2" text:outline-level="2">sed</text:h>
      <text:p text:style-name="Textbody">This command is used for replacing one string by another string in multiple files.</text:p>
      <text:p text:style-name="Textbody"><text:span text:style-name="T59">sed -i 's/</text:span><text:span text:style-name="T60">old-word</text:span><text:span text:style-name="T61">/</text:span><text:span text:style-name="T62">new-word</text:span><text:span text:style-name="T63">/g' *.txt</text:span></text:p>
      <text:p text:style-name="Textbody"><text:a xlink:href="https://www.cyberciti.biz/faq/unix-linux-replace-string-words-in-many-files/" office:target-frame-name="_top" xlink:show="replace"><text:span text:style-name="Hyperlink">Bash Replace a String With Another String In All Files using sed - nixCraft (cyberciti.biz)</text:span></text:a></text:p>
      <text:h text:style-name="Heading1" text:outline-level="1"><text:bookmark-start text:name="_Toc83552960"/><text:bookmark-start text:name="_Toc90474105"/>Editors in Linux<text:bookmark-end text:name="_Toc83552960"/><text:bookmark-end text:name="_Toc90474105"/></text:h>
      <text:h text:style-name="Heading2" text:outline-level="2"><text:bookmark-start text:name="_Toc83552961"/><text:bookmark-start text:name="_Toc90474106"/>Vim<text:bookmark-end text:name="_Toc83552961"/><text:bookmark-end text:name="_Toc90474106"/></text:h>
      <text:h text:style-name="Heading3" text:outline-level="3">Moving one line up and down</text:h>
      <text:p text:style-name="Textbody"><text:a xlink:href="https://vim.fandom.com/wiki/Moving_lines_up_or_down" office:target-frame-name="_top" xlink:show="replace"><text:span text:style-name="Hyperlink">https://vim.fandom.com/wiki/Moving_lines_up_or_down</text:span></text:a></text:p>
      <text:p text:style-name="Textbody"/>
      <text:p text:style-name="P64"><text:span text:style-name="T65">:m +1</text:span><text:span text:style-name="T66"> - moves dow</text:span><text:span text:style-name="T67">n 1 line</text:span></text:p>
      <text:p text:style-name="P68"><text:span text:style-name="T69">:m -2</text:span><text:span text:style-name="T70"> - move up 1 lines</text:span></text:p>
      <text:p text:style-name="Textbody"><text:a xlink:href="https://stackoverflow.com/questions/741814/move-entire-line-up-and-down-in-vim#:~:text=To%20input%20that%20character%2C%20use%20C%2Bv%2C%20Esc%20in,in%20case%20of%20entire%20lines%2C%20one%20line%20below." office:target-frame-name="_top" xlink:show="replace"><text:span text:style-name="Hyperlink">v</text:span><text:span text:style-name="Hyperlink">i - Move entire line up and down in Vim - Stack Overflow</text:span></text:a></text:p>
      <text:h text:style-name="Heading3" text:outline-level="3">cutting not deleting</text:h>
      <text:p text:style-name="P71">yy</text:p>
      <text:p text:style-name="P72">dd</text:p>
      <text:p text:style-name="P73"><text:span text:style-name="T74">"0p</text:span></text:p>
      <text:p text:style-name="Textbody"><text:a xlink:href="https://stackoverflow.com/questions/11993851/how-to-delete-not-cut-in-vim/11993928" office:target-frame-name="_top" xlink:show="replace"><text:span text:style-name="Hyperlink">copy paste - How to delete (not cut) in Vim? - Stack Overflow</text:span></text:a></text:p>
      <text:p text:style-name="Textbody"/>
      <text:h text:style-name="Heading2" text:outline-level="2"><text:bookmark-start text:name="_Toc83552962"/><text:bookmark-start text:name="_Toc90474107"/><text:soft-page-break/>tail<text:bookmark-end text:name="_Toc83552962"/><text:bookmark-end text:name="_Toc90474107"/></text:h>
      <text:p text:style-name="P75">inspect the output and error logfile(s)</text:p>
      <text:p text:style-name="Textbody"><text:span text:style-name="T76">tail -f /home/dv/liu/deal.ii/examples/step-20/output.log</text:span><text:span text:style-name="T77"><text:line-break/></text:span></text:p>
      <text:p text:style-name="Textbody"><text:a xlink:href="https://www.geeksforgeeks.org/tail-command-linux-examples/" office:target-frame-name="_top" xlink:show="replace"><text:span text:style-name="Hyperlink">https://www.geeksfo</text:span><text:span text:style-name="Hyperlink">rgeeks.org/tail-command-linux-examples/</text:span></text:a></text:p>
      <text:p text:style-name="Textbody"/>
      <text:h text:style-name="Heading2" text:outline-level="2"><text:bookmark-start text:name="_Toc83552963"/><text:bookmark-start text:name="_Toc90474108"/>kwrite<text:bookmark-end text:name="_Toc83552963"/><text:bookmark-end text:name="_Toc90474108"/></text:h>
      <text:h text:style-name="Heading2" text:outline-level="2"><text:bookmark-start text:name="_Toc83552964"/><text:bookmark-start text:name="_Toc90474109"/>nedit<text:bookmark-end text:name="_Toc83552964"/><text:bookmark-end text:name="_Toc90474109"/></text:h>
      <text:h text:style-name="Heading1" text:outline-level="1"><text:bookmark-start text:name="_Toc78896680"/><text:bookmark-start text:name="_Toc79551517"/><text:bookmark-start text:name="_Toc83552965"/><text:bookmark-start text:name="_Toc90474110"/>Word<text:bookmark-end text:name="_Toc78896680"/><text:bookmark-end text:name="_Toc79551517"/><text:bookmark-end text:name="_Toc83552965"/><text:bookmark-end text:name="_Toc90474110"/></text:h>
      <text:p text:style-name="Textbody">Adjusting the indent after a header</text:p>
      <text:list text:style-name="LFO16" text:continue-numbering="true">
        <text:list-item>
          <text:p text:style-name="P78">Right clicking the header</text:p>
        </text:list-item>
        <text:list-item>
          <text:p text:style-name="P79">Adjust list indents…</text:p>
        </text:list-item>
      </text:list>
      <text:h text:style-name="Heading1" text:outline-level="1"><text:bookmark-start text:name="_Toc90474111"/>L<text:span text:style-name="T80">ibre</text:span><text:s/>office<text:bookmark-end text:name="_Toc90474111"/></text:h>
      <text:p text:style-name="Textbody"/>
      <text:h text:style-name="Heading2" text:outline-level="2"><text:bookmark-start text:name="__RefHeading___Toc3170_1293439819"/><text:bookmark-start text:name="_Toc90474112"/>Shortcuts<text:bookmark-end text:name="__RefHeading___Toc3170_1293439819"/><text:bookmark-end text:name="_Toc90474112"/></text:h>
      <text:h text:style-name="Heading3" text:outline-level="3"><text:bookmark-start text:name="__RefHeading___Toc3172_1293439819"/><text:bookmark-start text:name="_Toc90474113"/>Close the current window, Oct. 25, 2018<text:bookmark-end text:name="__RefHeading___Toc3172_1293439819"/><text:bookmark-end text:name="_Toc90474113"/></text:h>
      <text:p text:style-name="Textbody">alt + F4, or ctrl + w</text:p>
      <text:p text:style-name="Textbody"><text:a xlink:href="https://askubuntu.com/questions/916987/close-window-keyboard-shortcut-in-libreoffice" office:target-frame-name="_top" xlink:show="replace">https://askubuntu.com/questions/916987/close-window-keyboard-shortcut-in-libreoffice</text:a></text:p>
      <text:h text:style-name="Heading3" text:outline-level="3"><text:bookmark-start text:name="_Toc90474114"/>check the left sheet<text:bookmark-end text:name="_Toc90474114"/></text:h>
      <text:p text:style-name="Textbody">ctrl + 'PageUp'</text:p>
      <text:h text:style-name="Heading3" text:outline-level="3"><text:bookmark-start text:name="_Toc90474115"/>heading<text:bookmark-end text:name="_Toc90474115"/></text:h>
      <text:p text:style-name="Textbody">ctrl + 3, apply level 3 heading</text:p>
      <text:h text:style-name="Heading2" text:outline-level="2"><text:bookmark-start text:name="__RefHeading___Toc7968_1319332056"/><text:bookmark-start text:name="_Toc90474116"/>Librewriter<text:bookmark-end text:name="__RefHeading___Toc7968_1319332056"/><text:bookmark-end text:name="_Toc90474116"/></text:h>
      <text:h text:style-name="Heading3" text:outline-level="3"><text:bookmark-start text:name="__RefHeading___Toc7970_1319332056"/><text:bookmark-start text:name="_Toc90474117"/>How to type space in the math?<text:bookmark-end text:name="__RefHeading___Toc7970_1319332056"/><text:bookmark-end text:name="_Toc90474117"/></text:h>
      <text:p text:style-name="Standard">'~'.</text:p>
      <text:p text:style-name="Standard"/>
      <text:p text:style-name="Standard">When printing in duplex mode, choose <text:s/>the short side style, so one can turn page left and right.</text:p>
      <text:h text:style-name="Heading2" text:outline-level="2"><text:bookmark-start text:name="__RefHeading___Toc7972_1319332056"/><text:bookmark-start text:name="_Toc90474118"/>Librecal<text:bookmark-end text:name="__RefHeading___Toc7972_1319332056"/><text:bookmark-end text:name="_Toc90474118"/></text:h>
      <text:h text:style-name="Heading3" text:outline-level="3"><text:bookmark-start text:name="__RefHeading___Toc7974_1319332056"/><text:bookmark-start text:name="_Toc90474119"/>Newline in a cell of Librecal<text:bookmark-end text:name="__RefHeading___Toc7974_1319332056"/><text:bookmark-end text:name="_Toc90474119"/></text:h>
      <text:p text:style-name="Standard">'control + enter'</text:p>
      <text:p text:style-name="Standard"/>
      <text:h text:style-name="Heading3" text:outline-level="3"><text:bookmark-start text:name="__RefHeading___Toc15434_1721554453"/><text:bookmark-start text:name="_Toc90474120"/><text:soft-page-break/>save file into csv format, 4 Sep, 2018<text:bookmark-end text:name="__RefHeading___Toc15434_1721554453"/><text:bookmark-end text:name="_Toc90474120"/></text:h>
      <text:p text:style-name="Standard">copy the data into an empty window</text:p>
      <text:p text:style-name="Standard">file -&gt; save as ... -&gt; .csv</text:p>
      <text:h text:style-name="Heading3" text:outline-level="3"><text:bookmark-start text:name="_Toc90474121"/>edit .csv files, Dec. 20, 2018<text:bookmark-end text:name="_Toc90474121"/></text:h>
      <text:p text:style-name="Textbody">Open it -&gt; click 'Ok'</text:p>
      <text:p text:style-name="Standard"/>
      <text:h text:style-name="Heading3" text:outline-level="3"><text:bookmark-start text:name="__RefHeading___Toc7976_1319332056"/><text:bookmark-start text:name="_Toc90474122"/>Copy text data to the Librecal<text:bookmark-end text:name="__RefHeading___Toc7976_1319332056"/><text:bookmark-end text:name="_Toc90474122"/></text:h>
      <text:p text:style-name="Standard">When there's a space between each column, we can separate them in the Librecal.</text:p>
      <text:p text:style-name="Standard"/>
      <text:h text:style-name="Heading3" text:outline-level="3"><text:bookmark-start text:name="__RefHeading___Toc3673_739366316"/><text:bookmark-start text:name="_Toc90474123"/>Mathematical functions<text:bookmark-end text:name="__RefHeading___Toc3673_739366316"/><text:bookmark-end text:name="_Toc90474123"/></text:h>
      <text:h text:style-name="Heading3" text:outline-level="3"><text:bookmark-start text:name="__RefHeading___Toc3675_739366316"/><text:bookmark-start text:name="_Toc90474124"/>log<text:s/>base 2<text:bookmark-end text:name="__RefHeading___Toc3675_739366316"/><text:bookmark-end text:name="_Toc90474124"/></text:h>
      <text:p text:style-name="Standard"><text:span text:style-name="Emphasis">LOG</text:span>(10;2)</text:p>
      <text:p text:style-name="Textbody"/>
      <text:p text:style-name="Textbody"/>
      <text:h text:style-name="Heading1" text:outline-level="1"><text:bookmark-start text:name="_Toc90474125"/>Checking typos<text:bookmark-end text:name="_Toc90474125"/></text:h>
      <text:p text:style-name="Textbody">Using ispell command in Linux.</text:p>
      <text:p text:style-name="Textbody">Source: an email from Henk.</text:p>
      <text:p text:style-name="Textbody"/>
      <text:p text:style-name="Textbody">We<text:span text:style-name="T81"><text:s/>can check multiple files at once using the following command:</text:span></text:p>
      <text:p text:style-name="P82">ispell a.tex; b.tex</text:p>
      <text:p text:style-name="P83"/>
      <text:h text:style-name="Heading2" text:outline-level="2"><text:bookmark-start text:name="_Toc90474126"/>Correction according to the suggestion<text:bookmark-end text:name="_Toc90474126"/></text:h>
      <text:p text:style-name="P84">We just need to choose the right number corresponding to the suggestions given by the software.</text:p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Consolas" svg:font-family="Consolas" style:font-family-generic="modern" style:font-pitch="fixed" svg:panose-1="2 11 6 9 2 2 4 3 2 4"/>
    <style:font-face style:name="var(--ff-mono)" svg:font-family="var(--ff-mono)" style:font-family-generic="roman"/>
    <style:font-face style:name="Segoe UI" svg:font-family="Segoe UI" style:font-family-generic="swiss" style:font-pitch="variable" svg:panose-1="2 11 5 2 4 2 4 2 2 3"/>
    <style:font-face style:name="monospace" svg:font-family="monospace" style:font-family-generic="system"/>
    <style:font-face style:name="Andale Sans UI" svg:font-family="Andale Sans UI" style:font-family-generic="system" style:font-pitch="variable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000000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 fo:margin-left="0.6in" fo:text-indent="-0.6in">
        <style:tab-stops/>
      </style:paragraph-properties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12" style:display-name="WW_OutlineListStyle_12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letype" style:display-name="Teletype" style:family="text">
      <style:text-properties style:font-name="Liberation Mono" style:font-name-asian="Liberation Mono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eading4Char" style:display-name="Heading 4 Char" style:family="text" style:parent-style-name="DefaultParagraphFont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style:language-asian="zh" style:country-asian="CN" style:language-complex="ar" style:country-complex="SA" fo:hyphenate="tru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amp-wp-dc22899" style:display-name="amp-wp-dc22899" style:family="text" style:parent-style-name="DefaultParagraphFont"/>
    <style:style style:name="amp-wp-4a030b2" style:display-name="amp-wp-4a030b2" style:family="text" style:parent-style-name="DefaultParagraphFont"/>
    <style:style style:name="HTMLPreformatted" style:display-name="HTML Preformatted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zh" style:country-asian="CN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zh" style:country-asian="CN" style:language-complex="ar" style:country-complex="SA"/>
    </style:style>
    <text:list-style style:name="WW_OutlineListStyle_11" style:display-name="WW_OutlineListStyle_11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0" style:display-name="WW_OutlineListStyle_10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8" style:display-name="WW_OutlineListStyle_8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7" style:display-name="WW_OutlineListStyle_7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6" style:display-name="WW_OutlineListStyle_6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3LVL3" style:family="text">
      <style:text-properties style:font-name="Symbol"/>
    </style:style>
    <text:list-style style:name="Outline" style:display-name="Outlin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bullet text:level="3" text:style-name="WW_CharLFO13LVL3" text:bullet-char="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  <style:text-properties style:font-name="Symbol"/>
      </text:list-level-style-bullet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prefix=" " style:num-suffix=" 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9" style:display-name="WW_OutlineListStyle_9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3">
      <text:outline-level-style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"/>
    </text:outline-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ie Liu</dc:creator>
    <meta:creation-date>2017-11-24T21:08:00Z</meta:creation-date>
    <dc:date>2021-12-18T02:38:00Z</dc:date>
    <meta:template xlink:href="Normal.dotm" xlink:type="simple"/>
    <meta:editing-cycles>65</meta:editing-cycles>
    <meta:editing-duration>PT235800S</meta:editing-duration>
    <meta:user-defined meta:name="Info 1"/>
    <meta:user-defined meta:name="Info 2"/>
    <meta:user-defined meta:name="Info 3"/>
    <meta:user-defined meta:name="Info 4"/>
    <meta:document-statistic meta:page-count="4" meta:paragraph-count="10" meta:word-count="762" meta:character-count="5097" meta:row-count="36" meta:non-whitespace-character-count="4345"/>
  </office:meta>
</office:document-meta>
</file>